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4_2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oseph H. Hertz, et al.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16, 1893</text:p>
      <text:p text:style-name="P5">Month<text:tab/><text:tab/><text:tab/><text:tab/><text:tab/><text:tab/>April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2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A photocopy is available in Box 19, FF 10.</text:p>
      <text:p text:style-name="P5"/>
      <text:p text:style-name="P5">VII Transcription</text:p>
      <text:p text:style-name="P2">(Symbols: ?=uncertain; []=supplied information; /=end of line)</text:p>
      <text:p text:style-name="P2"/>
      <text:p text:style-name="P2">[Page 1]</text:p>
      <text:p text:style-name="P2">Jewish Theological Seminary Ass'n,/</text:p>
      <text:p text:style-name="P2">736 LEXINGTON AVENUE./</text:p>
      <text:p text:style-name="P3">New York, April 16 1893/</text:p>
      <text:p text:style-name="P2">Rev. Sabato Morais, LL. D./</text:p>
      <text:p text:style-name="P2"><text:tab/>Philadelphia./</text:p>
      <text:p text:style-name="P2">Dear and Reverend Sir:-/</text:p>
      <text:p text:style-name="P2"><text:tab/>We, the Students of the Jewish Theo-/logical Seminary do hereby transmit to you our heartiest/ congratulations to your Seventieth Birthday./</text:p>
      <text:p text:style-name="P2"><text:tab/>More than any other man you/ have the proud satisfaction of looking back upon a/ past spent in the service of Truth, in battle for the/ maintenance of the historic and unalloyed purity/ of Judaism in this country. <text:s/>To your efforts and to/ your efforts alone, is due the establishment and direction/ of our own Alma Mater, founded to carry into effect/ the Jewish ideals you have ever championed. <text:s/>All/ of the future success of this Seminary will be/ but a worthy reward and crown for your unselfish/ devotion, modest perseverance and self-sacrifice./</text:p>
      <text:p text:style-name="P2"><text:tab/>With such a heavenly-appointed/ guide before us, with such a fire-soul leading us/ on to the fight for Judah's Law, we will with the help/ of our God, carry out the principles that you with/ your associates so dearly cherish./</text:p>
      <text:p text:style-name="P2"/>
      <text:p text:style-name="P2"><text:soft-page-break/>[Page 2]</text:p>
      <text:p text:style-name="P2"><text:tab/>Accept, therefore, in conclusion, our/ sincerest thanks for the noble sentiments and manly/ hopes that you, our dearest friend, have during the/ last seven years implanted in our breast; for the/ love to the Jewish faith, to the Jewish Law and to/ Jewish learning that you have so enthusiastically/ kindled in the hearts of your devoted pupils,/ Joseph Hertz/ David Wittenberg/ Henry M. Speaker/ Bernhard C. Ehrenreich/ Emil Friedman/ Morris Mandel./ Michael Fried/ David Levine/ David M. Bressler/ Judah H. Elmaleh/ Leo Jacobs/ Alter. Abelson./ S. Rosensohn/ Abraham Neugroschl/ Michael Rosenbl<text:span text:style-name="T1">ü</text:span><text:span text:style-name="T2">th/ Myron Botkovsky/ Jacob Hyman/ Jacob Slaperbersky/ Israel Sackheim/ Aaron Senier./ Bernard Ween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8T14:21:23.66</meta:creation-date>
    <dc:date>2012-03-26T13:00:25.39</dc:date>
    <dc:creator>Penn Libraries</dc:creator>
    <meta:editing-duration>PT00H08M15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73" meta:word-count="460" meta:character-count="3098"/>
  </office:meta>
</office:document-meta>
</file>